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/>
    </style:style>
    <style:style style:name="gr2" style:family="graphic" style:parent-style-name="standard">
      <style:graphic-properties draw:stroke="solid" svg:stroke-width="0.019cm" svg:stroke-color="#000000" draw:stroke-linejoin="miter" draw:fill="none" draw:fill-color="#e6e6e6" draw:textarea-horizontal-align="left" draw:textarea-vertical-align="top" draw:auto-grow-height="false" fo:padding-top="0.229cm" fo:padding-bottom="0.229cm" fo:padding-left="0.441cm" fo:padding-right="0.441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.019cm" svg:stroke-color="#000000" draw:stroke-linejoin="miter" draw:fill="none" draw:fill-color="#219cde" draw:textarea-horizontal-align="left" draw:textarea-vertical-align="top" draw:auto-grow-height="false" fo:padding-top="0.229cm" fo:padding-bottom="0.229cm" fo:padding-left="0.441cm" fo:padding-right="0.441cm" fo:wrap-option="wrap"/>
    </style:style>
    <style:style style:name="gr5" style:family="graphic" style:parent-style-name="standard">
      <style:graphic-properties draw:stroke="solid" svg:stroke-width="0.019cm" svg:stroke-color="#000000" draw:stroke-linejoin="miter" draw:fill="none" draw:fill-color="#9ae4dd" draw:textarea-horizontal-align="left" draw:textarea-vertical-align="top" draw:auto-grow-height="false" fo:padding-top="0.229cm" fo:padding-bottom="0.229cm" fo:padding-left="0.441cm" fo:padding-right="0.441cm" fo:wrap-option="wrap"/>
    </style:style>
    <style:style style:name="gr6" style:family="graphic" style:parent-style-name="standard">
      <style:graphic-properties draw:stroke="solid" svg:stroke-width="0.019cm" svg:stroke-color="#000000" draw:stroke-linejoin="miter" draw:fill="none" draw:fill-color="#00ffff" draw:textarea-horizontal-align="left" draw:textarea-vertical-align="top" draw:auto-grow-height="false" fo:padding-top="0.229cm" fo:padding-bottom="0.229cm" fo:padding-left="0.441cm" fo:padding-right="0.441cm" fo:wrap-option="wrap"/>
    </style:style>
    <style:style style:name="gr7" style:family="graphic" style:parent-style-name="standard">
      <style:graphic-properties draw:stroke="solid" svg:stroke-width="0.019cm" svg:stroke-color="#000000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/>
    </style:style>
    <style:style style:name="gr8" style:family="graphic" style:parent-style-name="standard">
      <style:graphic-properties draw:stroke="solid" svg:stroke-width="0.019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/>
    </style:style>
    <style:style style:name="gr9" style:family="graphic" style:parent-style-name="standard">
      <style:graphic-properties draw:stroke="dash" draw:stroke-dash="Dash_20_2" svg:stroke-width="0.019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/>
    </style:style>
    <style:style style:name="gr10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 style:writing-mode="lr-tb"/>
      <style:text-properties fo:font-size="12pt"/>
    </style:style>
    <style:style style:name="P2" style:family="paragraph">
      <style:paragraph-properties style:writing-mode="lr-tb"/>
      <style:text-properties fo:font-size="12pt"/>
    </style:style>
    <style:style style:name="P3" style:family="paragraph">
      <style:paragraph-properties style:writing-mode="lr-tb"/>
    </style:style>
    <style:style style:name="P4" style:family="paragraph">
      <style:paragraph-properties fo:text-align="center"/>
    </style:style>
    <style:style style:name="T1" style:family="text">
      <style:text-properties fo:color="#000000" fo:font-family="Arial" style:font-family-generic="swiss" style:font-pitch="variable" fo:font-size="12pt" fo:language="en" fo:country="US" fo:font-weight="bold" style:font-family-asian="'Times New Roman'" style:font-family-generic-asian="roman" style:font-pitch-asian="variable" style:font-size-asian="12pt" style:font-weight-asian="bold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T2" style:family="text">
      <style:text-properties fo:color="#000000" fo:font-family="Arial" style:font-family-generic="swiss" style:font-pitch="variable" fo:font-size="10pt" fo:language="en" fo:country="US" style:font-family-asian="'Times New Roman'" style:font-family-generic-asian="roman" style:font-pitch-asian="variable" style:font-size-asian="10pt" style:font-family-complex="Arial" style:font-family-generic-complex="swiss" style:font-pitch-complex="variable" style:font-size-complex="10pt" style:language-complex="ar" style:country-complex="SA"/>
    </style:style>
    <style:style style:name="T3" style:family="text">
      <style:text-properties fo:color="#000000" fo:font-family="Arial" style:font-family-generic="swiss" style:font-pitch="variable" fo:font-size="8pt" fo:language="en" fo:country="US" style:font-family-asian="'Times New Roman'" style:font-family-generic-asian="roman" style:font-pitch-asian="variable" style:font-size-asian="8pt" style:font-family-complex="Arial" style:font-family-generic-complex="swiss" style:font-pitch-complex="variable" style:font-size-complex="8pt" style:language-complex="ar" style:country-complex="SA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17.781cm" svg:height="6.903cm" svg:x="5.987cm" svg:y="7.005cm">
            <text:p/>
          </draw:rect>
          <draw:custom-shape draw:style-name="gr2" draw:text-style-name="P2" draw:layer="layout" svg:width="4cm" svg:height="1.464cm" svg:x="13cm" svg:y="7.03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3.9cm" svg:height="1.183cm" svg:x="13.1cm" svg:y="7.317cm">
            <draw:text-box>
              <text:p text:style-name="P3"><text:span text:style-name="T1">End-user Service / </text:span></text:p>
              <text:p text:style-name="P3"><text:span text:style-name="T1">Business Process</text:span></text:p>
            </draw:text-box>
          </draw:frame>
          <draw:custom-shape draw:style-name="gr4" draw:text-style-name="P2" draw:layer="layout" svg:width="1.763cm" svg:height="0.65cm" svg:x="9.37cm" svg:y="9.18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0.724cm" svg:height="0.572cm" svg:x="9.968cm" svg:y="9.344cm">
            <draw:text-box>
              <text:p text:style-name="P3"><text:span text:style-name="T2">BP1</text:span></text:p>
            </draw:text-box>
          </draw:frame>
          <draw:custom-shape draw:style-name="gr4" draw:text-style-name="P2" draw:layer="layout" svg:width="1.761cm" svg:height="0.65cm" svg:x="14.13cm" svg:y="9.18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0.722cm" svg:height="0.572cm" svg:x="14.725cm" svg:y="9.344cm">
            <draw:text-box>
              <text:p text:style-name="P3"><text:span text:style-name="T2">BP2</text:span></text:p>
            </draw:text-box>
          </draw:frame>
          <draw:custom-shape draw:style-name="gr4" draw:text-style-name="P2" draw:layer="layout" svg:width="1.763cm" svg:height="0.65cm" svg:x="18.851cm" svg:y="9.18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0.724cm" svg:height="0.572cm" svg:x="19.447cm" svg:y="9.344cm">
            <draw:text-box>
              <text:p text:style-name="P3"><text:span text:style-name="T2">BP3</text:span></text:p>
            </draw:text-box>
          </draw:frame>
          <draw:custom-shape draw:style-name="gr5" draw:text-style-name="P2" draw:layer="layout" svg:width="1.355cm" svg:height="0.578cm" svg:x="7.706cm" svg:y="10.8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147cm" svg:height="0.511cm" svg:x="7.906cm" svg:y="10.948cm">
            <draw:text-box>
              <text:p text:style-name="P3"><text:span text:style-name="T2">BP11</text:span></text:p>
            </draw:text-box>
          </draw:frame>
          <draw:custom-shape draw:style-name="gr6" draw:text-style-name="P2" draw:layer="layout" svg:width="1.267cm" svg:height="0.65cm" svg:x="6.727cm" svg:y="12.109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0.973cm" svg:height="0.489cm" svg:x="6.877cm" svg:y="12.296cm">
            <draw:text-box>
              <text:p text:style-name="P3"><text:span text:style-name="T3">BP111</text:span></text:p>
            </draw:text-box>
          </draw:frame>
          <draw:custom-shape draw:style-name="gr6" draw:text-style-name="P2" draw:layer="layout" svg:width="1.433cm" svg:height="0.65cm" svg:x="8.567cm" svg:y="12.109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149cm" svg:height="0.489cm" svg:x="8.851cm" svg:y="12.194cm">
            <draw:text-box>
              <text:p text:style-name="P3"><text:span text:style-name="T3">BP112</text:span></text:p>
            </draw:text-box>
          </draw:frame>
          <draw:custom-shape draw:style-name="gr7" draw:text-style-name="P2" draw:layer="layout" svg:width="2.186cm" svg:height="0.327cm" svg:x="7.221cm" svg:y="11.781cm">
            <text:p/>
            <draw:enhanced-geometry svg:viewBox="0 0 1372 307" draw:type="non-primitive" draw:enhanced-path="M 1372 307 L 1372 0 0 0 0 307 N"/>
          </draw:custom-shape>
          <draw:line draw:style-name="gr8" draw:text-style-name="P1" draw:layer="layout" svg:x1="8.35cm" svg:y1="11.457cm" svg:x2="8.35cm" svg:y2="11.782cm">
            <text:p/>
          </draw:line>
          <draw:custom-shape draw:style-name="gr5" draw:text-style-name="P2" draw:layer="layout" svg:width="1.558cm" svg:height="0.65cm" svg:x="11.31cm" svg:y="10.80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0.932cm" svg:height="0.572cm" svg:x="11.564cm" svg:y="10.966cm">
            <draw:text-box>
              <text:p text:style-name="P3"><text:span text:style-name="T2">BP12</text:span></text:p>
            </draw:text-box>
          </draw:frame>
          <draw:custom-shape draw:style-name="gr6" draw:text-style-name="P2" draw:layer="layout" svg:width="1.184cm" svg:height="0.65cm" svg:x="10.25cm" svg:y="12.109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0.973cm" svg:height="0.489cm" svg:x="10.282cm" svg:y="12.194cm">
            <draw:text-box>
              <text:p text:style-name="P3"><text:span text:style-name="T3">BP121</text:span></text:p>
            </draw:text-box>
          </draw:frame>
          <draw:custom-shape draw:style-name="gr6" draw:text-style-name="P2" draw:layer="layout" svg:width="1.362cm" svg:height="0.65cm" svg:x="12.367cm" svg:y="12.109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0.971cm" svg:height="0.489cm" svg:x="12.515cm" svg:y="12.296cm">
            <draw:text-box>
              <text:p text:style-name="P3"><text:span text:style-name="T3">BP122</text:span></text:p>
            </draw:text-box>
          </draw:frame>
          <draw:custom-shape draw:style-name="gr7" draw:text-style-name="P2" draw:layer="layout" svg:width="2.184cm" svg:height="0.327cm" svg:x="10.746cm" svg:y="11.781cm">
            <text:p/>
            <draw:enhanced-geometry svg:viewBox="0 0 1371 307" draw:type="non-primitive" draw:enhanced-path="M 1371 307 L 1371 0 0 0 0 307 N"/>
          </draw:custom-shape>
          <draw:line draw:style-name="gr8" draw:text-style-name="P1" draw:layer="layout" svg:x1="11.874cm" svg:y1="11.457cm" svg:x2="11.874cm" svg:y2="11.782cm">
            <text:p/>
          </draw:line>
          <draw:custom-shape draw:style-name="gr5" draw:text-style-name="P2" draw:layer="layout" svg:width="1.301cm" svg:height="0.65cm" svg:x="17.302cm" svg:y="10.80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0.936cm" svg:height="0.572cm" svg:x="17.556cm" svg:y="10.966cm">
            <draw:text-box>
              <text:p text:style-name="P3"><text:span text:style-name="T2">BP31</text:span></text:p>
            </draw:text-box>
          </draw:frame>
          <draw:custom-shape draw:style-name="gr6" draw:text-style-name="P2" draw:layer="layout" svg:width="1.5cm" svg:height="0.65cm" svg:x="16.244cm" svg:y="12.109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064cm" svg:height="0.733cm" svg:x="16.392cm" svg:y="12.296cm">
            <draw:text-box>
              <text:p text:style-name="P3"><text:span text:style-name="T3">BP313</text:span></text:p>
            </draw:text-box>
          </draw:frame>
          <draw:custom-shape draw:style-name="gr6" draw:text-style-name="P2" draw:layer="layout" svg:width="1.433cm" svg:height="0.65cm" svg:x="18.03cm" svg:y="12.109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0.99cm" svg:height="0.489cm" svg:x="18.216cm" svg:y="12.286cm">
            <draw:text-box>
              <text:p text:style-name="P3"><text:span text:style-name="T3">BP312</text:span></text:p>
            </draw:text-box>
          </draw:frame>
          <draw:custom-shape draw:style-name="gr7" draw:text-style-name="P2" draw:layer="layout" svg:width="2.184cm" svg:height="0.327cm" svg:x="16.737cm" svg:y="11.781cm">
            <text:p/>
            <draw:enhanced-geometry svg:viewBox="0 0 1371 307" draw:type="non-primitive" draw:enhanced-path="M 1371 307 L 1371 0 0 0 0 307 N"/>
          </draw:custom-shape>
          <draw:line draw:style-name="gr8" draw:text-style-name="P1" draw:layer="layout" svg:x1="17.866cm" svg:y1="11.457cm" svg:x2="17.866cm" svg:y2="11.782cm">
            <text:p/>
          </draw:line>
          <draw:custom-shape draw:style-name="gr5" draw:text-style-name="P2" draw:layer="layout" svg:width="1.505cm" svg:height="0.65cm" svg:x="20.826cm" svg:y="10.80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0.937cm" svg:height="0.572cm" svg:x="21.075cm" svg:y="10.966cm">
            <draw:text-box>
              <text:p text:style-name="P3"><text:span text:style-name="T2">BP32</text:span></text:p>
            </draw:text-box>
          </draw:frame>
          <draw:custom-shape draw:style-name="gr6" draw:text-style-name="P2" draw:layer="layout" svg:width="1.417cm" svg:height="0.65cm" svg:x="19.766cm" svg:y="12.109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0.969cm" svg:height="0.489cm" svg:x="19.921cm" svg:y="12.296cm">
            <draw:text-box>
              <text:p text:style-name="P3"><text:span text:style-name="T3">BP321</text:span></text:p>
            </draw:text-box>
          </draw:frame>
          <draw:custom-shape draw:style-name="gr6" draw:text-style-name="P2" draw:layer="layout" svg:width="1.31cm" svg:height="0.65cm" svg:x="21.883cm" svg:y="12.109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0.971cm" svg:height="0.489cm" svg:x="22.034cm" svg:y="12.296cm">
            <draw:text-box>
              <text:p text:style-name="P3"><text:span text:style-name="T3">BP322</text:span></text:p>
            </draw:text-box>
          </draw:frame>
          <draw:custom-shape draw:style-name="gr7" draw:text-style-name="P2" draw:layer="layout" svg:width="2.184cm" svg:height="0.327cm" svg:x="20.262cm" svg:y="11.781cm">
            <text:p/>
            <draw:enhanced-geometry svg:viewBox="0 0 1371 307" draw:type="non-primitive" draw:enhanced-path="M 1371 307 L 1371 0 0 0 0 307 N"/>
          </draw:custom-shape>
          <draw:line draw:style-name="gr8" draw:text-style-name="P1" draw:layer="layout" svg:x1="21.391cm" svg:y1="11.457cm" svg:x2="21.391cm" svg:y2="11.782cm">
            <text:p/>
          </draw:line>
          <draw:line draw:style-name="gr8" draw:text-style-name="P1" draw:layer="layout" svg:x1="8.28cm" svg:y1="10.848cm" svg:x2="8.28cm" svg:y2="10.157cm">
            <text:p/>
          </draw:line>
          <draw:custom-shape draw:style-name="gr7" draw:text-style-name="P2" draw:layer="layout" svg:width="3.596cm" svg:height="0.65cm" svg:x="8.278cm" svg:y="10.157cm">
            <text:p/>
            <draw:enhanced-geometry svg:viewBox="0 0 2257 608" draw:type="non-primitive" draw:enhanced-path="M 0 0 L 2257 0 2257 608 N"/>
          </draw:custom-shape>
          <draw:line draw:style-name="gr8" draw:text-style-name="P1" draw:layer="layout" svg:x1="10.25cm" svg:y1="9.832cm" svg:x2="10.25cm" svg:y2="10.157cm">
            <text:p/>
          </draw:line>
          <draw:custom-shape draw:style-name="gr7" draw:text-style-name="P2" draw:layer="layout" svg:width="3.523cm" svg:height="0.65cm" svg:x="17.866cm" svg:y="10.157cm">
            <text:p/>
            <draw:enhanced-geometry svg:viewBox="0 0 2212 608" draw:type="non-primitive" draw:enhanced-path="M 0 608 L 0 0 2212 0 2212 608 N"/>
          </draw:custom-shape>
          <draw:line draw:style-name="gr8" draw:text-style-name="P1" draw:layer="layout" svg:x1="19.766cm" svg:y1="9.832cm" svg:x2="19.766cm" svg:y2="10.157cm">
            <text:p/>
          </draw:line>
          <draw:custom-shape draw:style-name="gr7" draw:text-style-name="P2" draw:layer="layout" svg:width="9.517cm" svg:height="0.327cm" svg:x="10.25cm" svg:y="8.857cm">
            <text:p/>
            <draw:enhanced-geometry svg:viewBox="0 0 5973 306" draw:mirror-horizontal="false" draw:mirror-vertical="false" draw:type="non-primitive" draw:enhanced-path="M 5973 306 L 5973 0 0 0 0 306 N"/>
          </draw:custom-shape>
          <draw:line draw:style-name="gr8" draw:text-style-name="P1" draw:layer="layout" svg:x1="15.046cm" svg:y1="8.857cm" svg:x2="15.046cm" svg:y2="9.183cm">
            <text:p/>
          </draw:line>
          <draw:line draw:style-name="gr8" draw:text-style-name="P1" draw:layer="layout" svg:x1="15.046cm" svg:y1="8.5cm" svg:x2="15.046cm" svg:y2="8.855cm">
            <text:p/>
          </draw:line>
          <draw:custom-shape draw:style-name="gr6" draw:text-style-name="P2" draw:layer="layout" svg:width="0.844cm" svg:height="0.454cm" svg:x="7.715cm" svg:y="13.40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id="id13" draw:layer="layout" svg:width="0.402cm" svg:height="0.489cm" svg:x="8cm" svg:y="13.399cm">
            <draw:text-box>
              <text:p text:style-name="P3"><text:span text:style-name="T3">AP</text:span></text:p>
            </draw:text-box>
          </draw:frame>
          <draw:custom-shape draw:style-name="gr6" draw:text-style-name="P2" draw:layer="layout" svg:width="0.846cm" svg:height="0.454cm" svg:x="6.02cm" svg:y="13.40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id="id10" draw:layer="layout" svg:width="0.472cm" svg:height="0.489cm" svg:x="6.263cm" svg:y="13.399cm">
            <draw:text-box>
              <text:p text:style-name="P3"><text:span text:style-name="T3">OS</text:span></text:p>
            </draw:text-box>
          </draw:frame>
          <draw:custom-shape draw:style-name="gr7" draw:text-style-name="P2" draw:layer="layout" svg:width="1.624cm" svg:height="0.325cm" svg:x="6.514cm" svg:y="13.083cm">
            <text:p/>
            <draw:enhanced-geometry svg:viewBox="0 0 1019 304" draw:type="non-primitive" draw:enhanced-path="M 0 304 L 0 0 1019 0 1019 304 N"/>
          </draw:custom-shape>
          <draw:line draw:style-name="gr9" draw:text-style-name="P1" draw:layer="layout" svg:x1="7.29cm" svg:y1="12.759cm" svg:x2="7.29cm" svg:y2="13.084cm">
            <text:p/>
          </draw:line>
          <draw:custom-shape draw:style-name="gr6" draw:text-style-name="P2" draw:layer="layout" svg:width="0.844cm" svg:height="0.454cm" svg:x="13.494cm" svg:y="13.40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id="id1" draw:layer="layout" svg:width="0.431cm" svg:height="0.489cm" svg:x="13.753cm" svg:y="13.499cm">
            <draw:text-box>
              <text:p text:style-name="P3"><text:span text:style-name="T3">AP</text:span></text:p>
            </draw:text-box>
          </draw:frame>
          <draw:custom-shape draw:style-name="gr6" draw:text-style-name="P2" draw:layer="layout" svg:width="0.844cm" svg:height="0.454cm" svg:x="11.874cm" svg:y="13.40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0.47cm" svg:height="0.489cm" svg:x="12.114cm" svg:y="13.499cm">
            <draw:text-box>
              <text:p text:style-name="P3"><text:span text:style-name="T3">OS</text:span></text:p>
            </draw:text-box>
          </draw:frame>
          <draw:custom-shape draw:style-name="gr7" draw:text-style-name="P2" draw:layer="layout" svg:width="1.624cm" svg:height="0.325cm" svg:x="12.294cm" svg:y="13.083cm">
            <text:p/>
            <draw:enhanced-geometry svg:viewBox="0 0 1019 304" draw:type="non-primitive" draw:enhanced-path="M 0 304 L 0 0 1019 0 1019 304 N"/>
          </draw:custom-shape>
          <draw:line draw:style-name="gr9" draw:text-style-name="P1" draw:layer="layout" svg:x1="13.07cm" svg:y1="12.759cm" svg:x2="13.07cm" svg:y2="13.084cm">
            <text:p/>
          </draw:line>
          <draw:custom-shape draw:style-name="gr6" draw:text-style-name="P2" draw:layer="layout" svg:width="0.847cm" svg:height="0.454cm" svg:x="17.159cm" svg:y="13.40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0.429cm" svg:height="0.489cm" svg:x="17.418cm" svg:y="13.399cm">
            <draw:text-box>
              <text:p text:style-name="P3"><text:span text:style-name="T3">AP</text:span></text:p>
            </draw:text-box>
          </draw:frame>
          <draw:custom-shape draw:style-name="gr6" draw:text-style-name="P2" draw:layer="layout" svg:width="0.844cm" svg:height="0.454cm" svg:x="15.538cm" svg:y="13.40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id="id4" draw:layer="layout" svg:width="0.47cm" svg:height="0.489cm" svg:x="15.781cm" svg:y="13.399cm">
            <draw:text-box>
              <text:p text:style-name="P3"><text:span text:style-name="T3">OS</text:span></text:p>
            </draw:text-box>
          </draw:frame>
          <draw:custom-shape draw:style-name="gr7" draw:text-style-name="P2" draw:layer="layout" svg:width="1.62cm" svg:height="0.325cm" svg:x="15.963cm" svg:y="13.083cm">
            <text:p/>
            <draw:enhanced-geometry svg:viewBox="0 0 1017 304" draw:type="non-primitive" draw:enhanced-path="M 0 304 L 0 0 1017 0 1017 304 N"/>
          </draw:custom-shape>
          <draw:line draw:style-name="gr9" draw:text-style-name="P1" draw:layer="layout" svg:x1="16.737cm" svg:y1="12.759cm" svg:x2="16.737cm" svg:y2="13.084cm">
            <text:p/>
          </draw:line>
          <draw:custom-shape draw:style-name="gr6" draw:text-style-name="P2" draw:layer="layout" svg:width="0.847cm" svg:height="0.454cm" svg:x="22.798cm" svg:y="13.40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0.431cm" svg:height="0.489cm" svg:x="23.057cm" svg:y="13.399cm">
            <draw:text-box>
              <text:p text:style-name="P3"><text:span text:style-name="T3">AP</text:span></text:p>
            </draw:text-box>
          </draw:frame>
          <draw:custom-shape draw:style-name="gr6" draw:text-style-name="P2" draw:layer="layout" svg:width="0.844cm" svg:height="0.454cm" svg:x="21.179cm" svg:y="13.40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id="id7" draw:layer="layout" svg:width="0.602cm" svg:height="0.489cm" svg:x="21.421cm" svg:y="13.399cm">
            <draw:text-box>
              <text:p text:style-name="P3"><text:span text:style-name="T3">OS</text:span></text:p>
            </draw:text-box>
          </draw:frame>
          <draw:custom-shape draw:style-name="gr7" draw:text-style-name="P2" draw:layer="layout" svg:width="1.624cm" svg:height="0.325cm" svg:x="21.599cm" svg:y="13.083cm">
            <text:p/>
            <draw:enhanced-geometry svg:viewBox="0 0 1019 304" draw:type="non-primitive" draw:enhanced-path="M 0 304 L 0 0 1019 0 1019 304 N"/>
          </draw:custom-shape>
          <draw:line draw:style-name="gr9" draw:text-style-name="P1" draw:layer="layout" svg:x1="22.375cm" svg:y1="12.759cm" svg:x2="22.375cm" svg:y2="13.084cm">
            <text:p/>
          </draw:line>
          <draw:custom-shape draw:style-name="gr6" draw:text-style-name="P2" draw:id="id11" draw:layer="layout" svg:width="0.846cm" svg:height="0.454cm" svg:x="4.6cm" svg:y="14.7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0.603cm" svg:height="0.489cm" svg:x="4.743cm" svg:y="14.811cm">
            <draw:text-box>
              <text:p text:style-name="P3"><text:span text:style-name="T3">NC1</text:span></text:p>
            </draw:text-box>
          </draw:frame>
          <draw:custom-shape draw:style-name="gr6" draw:text-style-name="P2" draw:id="id12" draw:layer="layout" svg:width="0.846cm" svg:height="0.454cm" svg:x="6.1cm" svg:y="14.7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0.603cm" svg:height="0.489cm" svg:x="6.243cm" svg:y="14.811cm">
            <draw:text-box>
              <text:p text:style-name="P3"><text:span text:style-name="T3">NCn</text:span></text:p>
            </draw:text-box>
          </draw:frame>
          <draw:frame draw:style-name="gr3" draw:text-style-name="P2" draw:layer="layout" svg:width="0.603cm" svg:height="0.489cm" svg:x="5.644cm" svg:y="14.712cm">
            <draw:text-box>
              <text:p text:style-name="P3"><text:span text:style-name="T3">...</text:span></text:p>
            </draw:text-box>
          </draw:frame>
          <draw:custom-shape draw:style-name="gr6" draw:text-style-name="P2" draw:id="id14" draw:layer="layout" svg:width="0.846cm" svg:height="0.454cm" svg:x="7.2cm" svg:y="14.7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0.603cm" svg:height="0.489cm" svg:x="7.343cm" svg:y="14.811cm">
            <draw:text-box>
              <text:p text:style-name="P3"><text:span text:style-name="T3">NC1</text:span></text:p>
            </draw:text-box>
          </draw:frame>
          <draw:custom-shape draw:style-name="gr6" draw:text-style-name="P2" draw:id="id15" draw:layer="layout" svg:width="0.846cm" svg:height="0.454cm" svg:x="8.8cm" svg:y="14.7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0.603cm" svg:height="0.489cm" svg:x="8.943cm" svg:y="14.811cm">
            <draw:text-box>
              <text:p text:style-name="P3"><text:span text:style-name="T3">NCn</text:span></text:p>
            </draw:text-box>
          </draw:frame>
          <draw:frame draw:style-name="gr3" draw:text-style-name="P2" draw:layer="layout" svg:width="0.603cm" svg:height="0.489cm" svg:x="8.344cm" svg:y="14.712cm">
            <draw:text-box>
              <text:p text:style-name="P3"><text:span text:style-name="T3">...</text:span></text:p>
            </draw:text-box>
          </draw:frame>
          <draw:custom-shape draw:style-name="gr6" draw:text-style-name="P2" draw:id="id2" draw:layer="layout" svg:width="0.846cm" svg:height="0.454cm" svg:x="12.754cm" svg:y="14.70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0.603cm" svg:height="0.489cm" svg:x="12.897cm" svg:y="14.799cm">
            <draw:text-box>
              <text:p text:style-name="P3"><text:span text:style-name="T3">NC1</text:span></text:p>
            </draw:text-box>
          </draw:frame>
          <draw:custom-shape draw:style-name="gr6" draw:text-style-name="P2" draw:id="id3" draw:layer="layout" svg:width="0.846cm" svg:height="0.454cm" svg:x="14.254cm" svg:y="14.70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0.703cm" svg:height="0.489cm" svg:x="14.397cm" svg:y="14.799cm">
            <draw:text-box>
              <text:p text:style-name="P3"><text:span text:style-name="T3">NCn</text:span></text:p>
            </draw:text-box>
          </draw:frame>
          <draw:frame draw:style-name="gr3" draw:text-style-name="P2" draw:layer="layout" svg:width="0.603cm" svg:height="0.489cm" svg:x="13.898cm" svg:y="14.7cm">
            <draw:text-box>
              <text:p text:style-name="P3"><text:span text:style-name="T3">...</text:span></text:p>
            </draw:text-box>
          </draw:frame>
          <draw:custom-shape draw:style-name="gr6" draw:text-style-name="P2" draw:layer="layout" svg:width="0.846cm" svg:height="0.454cm" svg:x="15.3cm" svg:y="14.7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id="id5" draw:layer="layout" svg:width="0.603cm" svg:height="0.489cm" svg:x="15.443cm" svg:y="14.811cm">
            <draw:text-box>
              <text:p text:style-name="P3"><text:span text:style-name="T3">NC1</text:span></text:p>
            </draw:text-box>
          </draw:frame>
          <draw:custom-shape draw:style-name="gr6" draw:text-style-name="P2" draw:id="id6" draw:layer="layout" svg:width="0.846cm" svg:height="0.454cm" svg:x="16.7cm" svg:y="14.7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0.603cm" svg:height="0.489cm" svg:x="16.843cm" svg:y="14.811cm">
            <draw:text-box>
              <text:p text:style-name="P3"><text:span text:style-name="T3">NCn</text:span></text:p>
            </draw:text-box>
          </draw:frame>
          <draw:frame draw:style-name="gr3" draw:text-style-name="P2" draw:layer="layout" svg:width="0.603cm" svg:height="0.489cm" svg:x="16.244cm" svg:y="14.712cm">
            <draw:text-box>
              <text:p text:style-name="P3"><text:span text:style-name="T3">...</text:span></text:p>
            </draw:text-box>
          </draw:frame>
          <draw:custom-shape draw:style-name="gr6" draw:text-style-name="P2" draw:id="id8" draw:layer="layout" svg:width="0.846cm" svg:height="0.454cm" svg:x="20.654cm" svg:y="14.70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0.603cm" svg:height="0.489cm" svg:x="20.797cm" svg:y="14.799cm">
            <draw:text-box>
              <text:p text:style-name="P3"><text:span text:style-name="T3">NC1</text:span></text:p>
            </draw:text-box>
          </draw:frame>
          <draw:custom-shape draw:style-name="gr6" draw:text-style-name="P2" draw:id="id9" draw:layer="layout" svg:width="0.846cm" svg:height="0.454cm" svg:x="22.254cm" svg:y="14.70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0.703cm" svg:height="0.489cm" svg:x="22.397cm" svg:y="14.799cm">
            <draw:text-box>
              <text:p text:style-name="P3"><text:span text:style-name="T3">NCn</text:span></text:p>
            </draw:text-box>
          </draw:frame>
          <draw:frame draw:style-name="gr3" draw:text-style-name="P2" draw:layer="layout" svg:width="0.603cm" svg:height="0.489cm" svg:x="21.798cm" svg:y="14.7cm">
            <draw:text-box>
              <text:p text:style-name="P3"><text:span text:style-name="T3">...</text:span></text:p>
            </draw:text-box>
          </draw:frame>
          <draw:connector draw:style-name="gr10" draw:text-style-name="P4" draw:layer="layout" draw:type="line" svg:x1="13.968cm" svg:y1="13.988cm" svg:x2="13.177cm" svg:y2="14.708cm" draw:start-shape="id1" draw:start-glue-point="2" draw:end-shape="id2" draw:end-glue-point="0" svg:d="m13968 13988-791 720">
            <text:p/>
          </draw:connector>
          <draw:connector draw:style-name="gr10" draw:text-style-name="P4" draw:layer="layout" draw:type="line" svg:x1="13.968cm" svg:y1="13.988cm" svg:x2="14.677cm" svg:y2="14.708cm" draw:start-shape="id1" draw:start-glue-point="2" draw:end-shape="id3" draw:end-glue-point="0" svg:d="m13968 13988 709 720">
            <text:p/>
          </draw:connector>
          <draw:connector draw:style-name="gr10" draw:text-style-name="P4" draw:layer="layout" draw:type="line" svg:x1="16.016cm" svg:y1="13.888cm" svg:x2="15.744cm" svg:y2="14.811cm" draw:start-shape="id4" draw:start-glue-point="2" draw:end-shape="id5" draw:end-glue-point="0" svg:d="m16016 13888-272 923">
            <text:p/>
          </draw:connector>
          <draw:connector draw:style-name="gr10" draw:text-style-name="P4" draw:layer="layout" draw:type="line" svg:x1="16.016cm" svg:y1="13.888cm" svg:x2="17.123cm" svg:y2="14.72cm" draw:start-shape="id4" draw:start-glue-point="2" draw:end-shape="id6" draw:end-glue-point="0" svg:d="m16016 13888 1107 832">
            <text:p/>
          </draw:connector>
          <draw:connector draw:style-name="gr10" draw:text-style-name="P4" draw:layer="layout" draw:type="line" svg:x1="21.722cm" svg:y1="13.888cm" svg:x2="21.077cm" svg:y2="14.708cm" draw:start-shape="id7" draw:start-glue-point="2" draw:end-shape="id8" draw:end-glue-point="0" svg:d="m21722 13888-645 820">
            <text:p/>
          </draw:connector>
          <draw:connector draw:style-name="gr10" draw:text-style-name="P4" draw:layer="layout" draw:type="line" svg:x1="21.722cm" svg:y1="13.888cm" svg:x2="22.677cm" svg:y2="14.708cm" draw:start-shape="id7" draw:start-glue-point="2" draw:end-shape="id9" draw:end-glue-point="0" svg:d="m21722 13888 955 820">
            <text:p/>
          </draw:connector>
          <draw:connector draw:style-name="gr10" draw:text-style-name="P4" draw:layer="layout" draw:type="line" svg:x1="6.499cm" svg:y1="13.888cm" svg:x2="5.023cm" svg:y2="14.72cm" draw:start-shape="id10" draw:start-glue-point="2" draw:end-shape="id11" draw:end-glue-point="0" svg:d="m6499 13888-1476 832">
            <text:p/>
          </draw:connector>
          <draw:connector draw:style-name="gr10" draw:text-style-name="P4" draw:layer="layout" draw:type="line" svg:x1="6.499cm" svg:y1="13.888cm" svg:x2="6.523cm" svg:y2="14.72cm" draw:start-shape="id10" draw:start-glue-point="2" draw:end-shape="id12" draw:end-glue-point="0" svg:d="m6499 13888 24 832">
            <text:p/>
          </draw:connector>
          <draw:connector draw:style-name="gr10" draw:text-style-name="P4" draw:layer="layout" draw:type="line" svg:x1="8.201cm" svg:y1="13.888cm" svg:x2="7.623cm" svg:y2="14.72cm" draw:start-shape="id13" draw:start-glue-point="2" draw:end-shape="id14" draw:end-glue-point="0" svg:d="m8201 13888-578 832">
            <text:p/>
          </draw:connector>
          <draw:connector draw:style-name="gr10" draw:text-style-name="P4" draw:layer="layout" draw:type="line" svg:x1="8.201cm" svg:y1="13.888cm" svg:x2="9.223cm" svg:y2="14.72cm" draw:start-shape="id13" draw:start-glue-point="2" draw:end-shape="id15" draw:end-glue-point="0" svg:d="m8201 13888 1022 832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19cm" draw:distance="0.019cm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drigue Chakode</meta:initial-creator>
    <meta:creation-date>2010-12-26T18:18:48</meta:creation-date>
    <dc:date>2010-12-26T20:40:44</dc:date>
    <dc:creator>Rodrigue Chakode</dc:creator>
    <meta:editing-duration>PT01H59M13S</meta:editing-duration>
    <meta:editing-cycles>3</meta:editing-cycles>
    <meta:generator>OpenOffice.org/3.2$Linux OpenOffice.org_project/320m19$Build-9505</meta:generator>
    <meta:document-statistic meta:object-count="109"/>
  </office:meta>
</office:document-meta>
</file>